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c44" officeooo:paragraph-rsid="00026c44"/>
    </style:style>
    <style:style style:name="P2" style:family="paragraph" style:parent-style-name="Standard" style:list-style-name="L1">
      <style:text-properties officeooo:rsid="00026c44" officeooo:paragraph-rsid="00026c44"/>
    </style:style>
    <style:style style:name="P3" style:family="paragraph" style:parent-style-name="Standard">
      <style:text-properties fo:color="#454fa1" fo:font-size="13pt" officeooo:rsid="00026c44" officeooo:paragraph-rsid="00026c44" style:font-size-asian="13pt" style:font-size-complex="13pt"/>
    </style:style>
    <style:style style:name="P4" style:family="paragraph" style:parent-style-name="Standard">
      <style:text-properties fo:color="#454fa1" officeooo:rsid="00026c44" officeooo:paragraph-rsid="00026c44"/>
    </style:style>
    <style:style style:name="P5" style:family="paragraph" style:parent-style-name="Standard" style:list-style-name="L2">
      <style:text-properties fo:color="#000000" officeooo:rsid="00026c44" officeooo:paragraph-rsid="00026c44"/>
    </style:style>
    <style:style style:name="P6" style:family="paragraph" style:parent-style-name="Standard" style:list-style-name="L2">
      <style:text-properties fo:color="#000000" officeooo:rsid="000296f3" officeooo:paragraph-rsid="00031fa3"/>
    </style:style>
    <style:style style:name="T1" style:family="text">
      <style:text-properties officeooo:rsid="000296f3"/>
    </style:style>
    <style:style style:name="T2" style:family="text">
      <style:text-properties officeooo:rsid="00031fa3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5</text:p>
      <text:p text:style-name="P1"/>
      <text:p text:style-name="P3">Roles for my people team:</text:p>
      <text:p text:style-name="P1"/>
      <text:list xml:id="list1303447418" text:style-name="L1">
        <text:list-item>
          <text:p text:style-name="P2"><text:s/>I will handle client negotiations and the project <text:s/>management -Scrum Master.</text:p>
        </text:list-item>
        <text:list-item>
          <text:p text:style-name="P2">From those 5 people, 1 must be <text:s/>software architect, 2 programmers and 2 testers.</text:p>
        </text:list-item>
      </text:list>
      <text:p text:style-name="P1"/>
      <text:p text:style-name="P4">Gathering information from client:</text:p>
      <text:p text:style-name="P4"/>
      <text:list xml:id="list152284320" text:style-name="L2">
        <text:list-item>
          <text:p text:style-name="P5">Document everything about the desired project</text:p>
        </text:list-item>
        <text:list-item>
          <text:p text:style-name="P5">Set the goals of the project</text:p>
        </text:list-item>
        <text:list-item>
          <text:p text:style-name="P5">Find the most important <text:s/>features of the project and prioritize them</text:p>
        </text:list-item>
        <text:list-item>
          <text:p text:style-name="P5">S<text:span text:style-name="T1">etup meetings with the client and get rid of ambiguities</text:span></text:p>
        </text:list-item>
        <text:list-item>
          <text:p text:style-name="P6">Do not overlook <text:s/>detail<text:span text:style-name="T2">s</text:span></text:p>
        </text:list-item>
        <text:list-item>
          <text:p text:style-name="P6"><text:span text:style-name="T2">Ask a colleague for second opinion on the requirements so they may detect some flaws</text:span></text:p>
        </text:list-item>
        <text:list-item>
          <text:p text:style-name="P6"><text:span text:style-name="T2">Translate all the information gathered in requirements for the team</text:span>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1:26:13.343574778</meta:creation-date>
    <dc:date>2019-04-10T12:24:13.326108573</dc:date>
    <meta:editing-duration>PT5M13S</meta:editing-duration>
    <meta:editing-cycles>1</meta:editing-cycles>
    <meta:document-statistic meta:table-count="0" meta:image-count="0" meta:object-count="0" meta:page-count="1" meta:paragraph-count="12" meta:word-count="107" meta:character-count="609" meta:non-whitespace-character-count="517"/>
    <meta:generator>LibreOffice/6.0.7.3$Linux_X86_64 LibreOffice_project/00m0$Build-3</meta:generator>
  </office:meta>
</office:document-meta>
</file>